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3bcbd" officeooo:paragraph-rsid="0003bcbd"/>
    </style:style>
    <style:style style:name="P2" style:family="paragraph" style:parent-style-name="Standard">
      <style:text-properties officeooo:rsid="0004796c" officeooo:paragraph-rsid="0004796c"/>
    </style:style>
    <style:style style:name="P3" style:family="paragraph" style:parent-style-name="Standard">
      <style:text-properties officeooo:rsid="000837b8" officeooo:paragraph-rsid="000837b8"/>
    </style:style>
    <style:style style:name="P4" style:family="paragraph" style:parent-style-name="Standard">
      <style:paragraph-properties fo:margin-left="0.4925in" fo:margin-right="0in" fo:text-indent="0in" style:auto-text-indent="false"/>
      <style:text-properties officeooo:rsid="0003bcbd" officeooo:paragraph-rsid="0003bcbd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officeooo:rsid="0004796c" officeooo:paragraph-rsid="000837b8"/>
    </style:style>
    <style:style style:name="P6" style:family="paragraph" style:parent-style-name="Standard">
      <style:paragraph-properties fo:margin-left="0.4925in" fo:margin-right="0in" fo:text-indent="0in" style:auto-text-indent="false"/>
      <style:text-properties officeooo:rsid="000837b8" officeooo:paragraph-rsid="000837b8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officeooo:rsid="000837b8" officeooo:paragraph-rsid="000837b8"/>
    </style:style>
    <style:style style:name="P8" style:family="paragraph" style:parent-style-name="Standard">
      <style:text-properties officeooo:rsid="000837b8" officeooo:paragraph-rsid="000837b8"/>
    </style:style>
    <style:style style:name="P9" style:family="paragraph" style:parent-style-name="Standard">
      <style:text-properties officeooo:rsid="000837b8" officeooo:paragraph-rsid="000bf6c5"/>
    </style:style>
    <style:style style:name="P10" style:family="paragraph" style:parent-style-name="Standard">
      <style:text-properties officeooo:rsid="000bf6c5" officeooo:paragraph-rsid="000bf6c5"/>
    </style:style>
    <style:style style:name="T1" style:family="text">
      <style:text-properties officeooo:rsid="00065699"/>
    </style:style>
    <style:style style:name="T2" style:family="text">
      <style:text-properties officeooo:rsid="00099ef8"/>
    </style:style>
    <style:style style:name="T3" style:family="text">
      <style:text-properties officeooo:rsid="000bf6c5"/>
    </style:style>
    <style:style style:name="T4" style:family="text">
      <style:text-properties officeooo:rsid="000c8b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1)</text:p>
      <text:p text:style-name="P1"/>
      <text:p text:style-name="P4">1. The output of A is 100 and the output of B is 140.</text:p>
      <text:p text:style-name="P4"/>
      <text:p text:style-name="P4">2. <text:span text:style-name="T1">Yes the result contradicts the copy-on-write concept since the process creation using the fork system call may initially bypass the need for demand paging in copy-on-write.</text:span></text:p>
      <text:p text:style-name="P4"/>
      <text:p text:style-name="P4">3. The else if clause which prints value A is the <text:span text:style-name="T1">parent </text:span>process and the else statement which prints</text:p>
      <text:p text:style-name="P4">the value of B is the <text:span text:style-name="T1">child</text:span> process. We can tell which is the parent or child by the return value of the PID. If the pid &gt;0 then it is the parent process, if it is less than 0 it will be an error in the fork() and if the pid equals 0 then it is the child process. </text:p>
      <text:p text:style-name="P4"/>
      <text:p text:style-name="P2">P2)</text:p>
      <text:p text:style-name="P5">1.</text:p>
      <text:p text:style-name="P6">A =1115</text:p>
      <text:p text:style-name="P6">B=1114</text:p>
      <text:p text:style-name="P6">C=0</text:p>
      <text:p text:style-name="P6">D=1115</text:p>
      <text:p text:style-name="P6">These would be the values of A.B,C,D and in the order they would be printed in.</text:p>
      <text:p text:style-name="P6"/>
      <text:p text:style-name="P6">2. A child process could become an orphan when the parent process no longer exists, whether it has been terminated or finished. If the child process has a longer execution time compared to the parent process, and the parent process has already finished executing it is quite possible that the child process in that situation becomes an orphan.</text:p>
      <text:p text:style-name="P6"/>
      <text:p text:style-name="P3">P3)</text:p>
      <text:p text:style-name="P3"/>
      <text:p text:style-name="P3">1. <text:span text:style-name="T2">There will be 7 child processes created and a single parent process created. So, in total 8 processes will be created in this program. “Hello” will be printed a total of 14 times. During the first iteration of the for loop it will print 2 times for the child and parent process. In the second iteration of the loop it will print out 4 more times after the 2 new child processes are created. Then during the last iteration “Hello” will be printed out another 8 times after the 4 new children processes are created. So, that is why hello will be printed out a total of 14 times.</text:span></text:p>
      <text:p text:style-name="P3"/>
      <text:p text:style-name="P3"><text:tab/><text:tab/> <text:s text:c="8"/>_____<text:span text:style-name="T3">F(6)</text:span><text:tab/></text:p>
      <text:p text:style-name="P10"><text:tab/>_____F(2)---|</text:p>
      <text:p text:style-name="P10">F(0)----|<text:tab/> <text:s text:c="8"/>--------F(5)</text:p>
      <text:p text:style-name="P9"><text:tab/><text:span text:style-name="T3">|<text:tab/><text:tab/></text:span></text:p>
      <text:p text:style-name="P9"><text:span text:style-name="T3"><text:tab/>|<text:tab/><text:tab/>_____F(4)</text:span></text:p>
      <text:p text:style-name="P9"><text:tab/><text:span text:style-name="T3">|</text:span>_____<text:span text:style-name="T3">F(1)----|</text:span></text:p>
      <text:p text:style-name="P9"><text:span text:style-name="T3"><text:tab/><text:tab/><text:tab/>|_____F(3)</text:span></text:p>
      <text:p text:style-name="P9"/>
      <text:p text:style-name="P9"/>
      <text:p text:style-name="P10">This is the break down of the process tree, the parent process creates the first child which is F(0) and then that child creates 2 other children with the second fork() process. <text:span text:style-name="T4">Then the third fork() creates another 2 child processes each for F(1) and F(2), thus resulting in a total of 7 child processes and 1 parent proces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8T13:25:48.420996593</meta:creation-date>
    <dc:date>2019-10-11T13:12:25.263853658</dc:date>
    <meta:editing-duration>PT12H36M16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23" meta:word-count="385" meta:character-count="2064" meta:non-whitespace-character-count="1674"/>
  </office:meta>
</office:document-meta>
</file>